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0f0f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0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cm"/>
    </style:style>
    <style:style style:name="co1" style:family="table-column">
      <style:table-column-properties style:column-width="2.808cm" style:use-optimal-column-width="false"/>
    </style:style>
    <style:style style:name="co2" style:family="table-column">
      <style:table-column-properties style:column-width="2.933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8pt" style:font-size-complex="18pt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246cm" svg:y1="10.817cm" svg:x2="4.428cm" svg:y2="10.817cm">
            <text:p/>
          </draw:line>
          <draw:line draw:style-name="gr1" draw:text-style-name="P1" draw:layer="layout" svg:x1="1.247cm" svg:y1="10.817cm" svg:x2="3.428cm" svg:y2="8.999cm">
            <text:p/>
          </draw:line>
          <draw:line draw:style-name="gr1" draw:text-style-name="P1" draw:layer="layout" svg:x1="1.247cm" svg:y1="10.818cm" svg:x2="1.248cm" svg:y2="7.454cm">
            <text:p/>
          </draw:line>
        </draw:g>
        <draw:g>
          <draw:custom-shape draw:style-name="gr2" draw:text-style-name="P1" draw:layer="layout" svg:width="5.455cm" svg:height="5.455cm" svg:x="3.905cm" svg:y="3.359cm">
            <text:p/>
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5.455cm" svg:height="5.455cm" svg:x="3.934cm" svg:y="3.36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" draw:layer="layout" svg:width="0.728cm" svg:height="0.962cm" svg:x="3.552cm" svg:y="8.781cm">
            <draw:text-box>
              <text:p>1</text:p>
            </draw:text-box>
          </draw:frame>
          <draw:frame draw:style-name="gr5" draw:layer="layout" svg:width="0.853cm" svg:height="0.962cm" svg:x="7.825cm" svg:y="8.763cm">
            <draw:text-box>
              <text:p>2</text:p>
            </draw:text-box>
          </draw:frame>
          <draw:frame draw:style-name="gr5" draw:layer="layout" svg:width="0.853cm" svg:height="0.962cm" svg:x="9.161cm" svg:y="7.326cm">
            <draw:text-box>
              <text:p>3</text:p>
            </draw:text-box>
          </draw:frame>
          <draw:frame draw:style-name="gr5" draw:layer="layout" svg:width="0.853cm" svg:height="0.962cm" svg:x="4.989cm" svg:y="7.326cm">
            <draw:text-box>
              <text:p>4</text:p>
            </draw:text-box>
          </draw:frame>
          <draw:frame draw:style-name="gr4" draw:layer="layout" svg:width="1.308cm" svg:height="0.962cm" svg:x="3.181cm" svg:y="3.936cm">
            <draw:text-box>
              <text:p>5</text:p>
            </draw:text-box>
          </draw:frame>
          <draw:frame draw:style-name="gr5" draw:layer="layout" svg:width="0.853cm" svg:height="0.962cm" svg:x="7.354cm" svg:y="3.818cm">
            <draw:text-box>
              <text:p>6</text:p>
            </draw:text-box>
          </draw:frame>
          <draw:frame draw:style-name="gr5" draw:layer="layout" svg:width="0.853cm" svg:height="0.962cm" svg:x="8.79cm" svg:y="2.481cm">
            <draw:text-box>
              <text:p>7</text:p>
            </draw:text-box>
          </draw:frame>
          <draw:frame draw:style-name="gr5" draw:layer="layout" svg:width="0.853cm" svg:height="0.962cm" svg:x="4.618cm" svg:y="2.581cm">
            <draw:text-box>
              <text:p>8</text:p>
            </draw:text-box>
          </draw:frame>
        </draw:g>
        <draw:frame draw:style-name="gr5" draw:layer="layout" svg:width="5.955cm" svg:height="0.962cm" svg:x="1.454cm" svg:y="1.219cm">
          <draw:text-box>
            <text:p>CGNS STANDARD</text:p>
          </draw:text-box>
        </draw:frame>
        <draw:frame draw:style-name="standard" draw:layer="layout" svg:width="10.458cm" svg:height="7.514cm" svg:x="10.087cm" svg:y="3.2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CGNS side</text:p>
              </table:table-cell>
              <table:table-cell>
                <text:p>Elem Nodes</text:p>
              </table:table-cell>
              <table:table-cell>
                <text:p>direction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 4 3 2</text:p>
              </table:table-cell>
              <table:table-cell>
                <text:p>ZETA_MINUS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 2 6 5</text:p>
              </table:table-cell>
              <table:table-cell>
                <text:p>ETA_MINUS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2 3 7 6</text:p>
              </table:table-cell>
              <table:table-cell>
                <text:p>XI_PLUS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3 4 8 7</text:p>
              </table:table-cell>
              <table:table-cell>
                <text:p>ETA_PLUS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1 5 8 4</text:p>
              </table:table-cell>
              <table:table-cell>
                <text:p>XI_MINUS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5 6 7 8</text:p>
              </table:table-cell>
              <table:table-cell>
                <text:p>ZETA_PLU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8.61cm" svg:height="12.338cm" svg:x="1.117cm" svg:y="11.878cm">
          <draw:text-box>
            <text:p>bei </text:p>
            <text:p>- PROLONGTOFACE <text:s/>(Volume--&gt;Face)</text:p>
            <text:p>- Bestimmung von Seitenbasierten Daten <text:s/>(Volume--&gt;Face)</text:p>
            <text:p><text:s text:c="2"/>(z.B. BCFACE_xGP,Normvec,Tagvec1,Tagvec2,surfElem) </text:p>
            <text:p>- surfInt <text:s/>(Face--&gt;Volume)</text:p>
            <text:p/>
            <text:p>müssen die strukturierten Volumendaten</text:p>
            <text:p>auf Flächendaten interpoliert werden.</text:p>
            <text:p>Dabei wird folgendes festgelegt:</text:p>
            <text:list text:style-name="L1">
              <text:list-item>
                <text:list>
                  <text:list-item>
                    <text:p>Der Ursprung des Seitenkoordinatensystems liegt im ersten </text:p>
                  </text:list-item>
                </text:list>
              </text:list-item>
            </text:list>
            <text:p><text:tab/>Knoten der Seite</text:p>
            <text:list text:continue-numbering="true" text:style-name="L1">
              <text:list-item>
                <text:list>
                  <text:list-item>
                    <text:p>Das Koordinatensystem ist ein Rechtssystem</text:p>
                  </text:list-item>
                  <text:list-item>
                    <text:p>Die erste Koordinatenrichtung (p) zeigt vom </text:p>
                    <text:p>ersten zum zweiten Knoten der Seite</text:p>
                  </text:list-item>
                  <text:list-item>
                    <text:p>Die zweite Koordinatenrichtung (q) zeigt vom </text:p>
                    <text:p>ersten zum vierten Knoten der Seite</text:p>
                  </text:list-item>
                </text:list>
              </text:list-item>
            </text:list>
            <text:p/>
          </draw:text-box>
        </draw:frame>
        <draw:frame draw:style-name="gr5" draw:text-style-name="P2" draw:layer="layout" svg:width="1.391cm" svg:height="0.806cm" svg:x="3.636cm" svg:y="10.909cm">
          <draw:text-box>
            <text:p><text:span text:style-name="T1">XI, </text:span><text:span text:style-name="T2">i</text:span></text:p>
          </draw:text-box>
        </draw:frame>
        <draw:frame draw:style-name="gr5" draw:text-style-name="P3" draw:layer="layout" svg:width="1.874cm" svg:height="0.806cm" svg:x="1.905cm" svg:y="8.198cm">
          <draw:text-box>
            <text:p><text:span text:style-name="T2">ETA, j</text:span></text:p>
          </draw:text-box>
        </draw:frame>
        <draw:frame draw:style-name="gr6" draw:text-style-name="P2" draw:layer="layout" svg:width="2.309cm" svg:height="0.806cm" svg:x="0.818cm" svg:y="6.727cm">
          <draw:text-box>
            <text:p><text:span text:style-name="T1">ZETA, </text:span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Hindenlang</meta:initial-creator>
    <meta:creation-date>2011-04-06T21:57:44</meta:creation-date>
    <dc:date>2011-04-07T14:22:24</dc:date>
    <dc:creator>Florian Hindenlang</dc:creator>
    <meta:editing-duration>PT05H22M19S</meta:editing-duration>
    <meta:editing-cycles>10</meta:editing-cycles>
    <meta:generator>OpenOffice.org/3.2$Unix OpenOffice.org_project/320m12$Build-9483</meta:generator>
    <meta:document-statistic meta:object-count="21"/>
  </office:meta>
</office:document-meta>
</file>